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984in"/>
    </style:style>
    <style:style style:name="co2" style:family="table-column">
      <style:table-column-properties fo:break-before="auto" style:column-width="2.8854in"/>
    </style:style>
    <style:style style:name="co3" style:family="table-column">
      <style:table-column-properties fo:break-before="auto" style:column-width="1.65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>
            <text:p>Plotting/Manipulation functions in this folder</text:p>
          </table:table-cell>
          <table:table-cell table:style-name="Default" office:value-type="string">
            <text:p>/home/ijones/Matlab/+neur_struct</text:p>
          </table:table-cell>
          <table:table-cell table:style-name="Default"/>
          <table:table-cell table:style-name="ce2"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2" office:value-type="string">
            <text:p>Description</text:p>
          </table:table-cell>
          <table:table-cell table:style-name="ce2" office:value-type="string">
            <text:p>Matlab Script</text:p>
          </table:table-cell>
          <table:table-cell table:style-name="ce2" office:value-type="string">
            <text:p>Output Mat Files</text:p>
          </table:table-cell>
          <table:table-cell table:number-columns-repeated="1021"/>
        </table:table-row>
        <table:table-row table:style-name="ro2">
          <table:table-cell office:value-type="string">
            <text:p>Initial scan of patch to find a cell</text:p>
          </table:table-cell>
          <table:table-cell office:value-type="string">
            <text:p>script_find_ds_rgc.m</text:p>
          </table:table-cell>
          <table:table-cell office:value-type="string">
            <text:p>neur_patch_scan_n_01</text:p>
          </table:table-cell>
          <table:table-cell table:number-columns-repeated="1021"/>
        </table:table-row>
        <table:table-row table:style-name="ro2">
          <table:table-cell office:value-type="string">
            <text:p>Scan a large area while maintaining spisorting electrodes to create stim-triggered footprint</text:p>
          </table:table-cell>
          <table:table-cell office:value-type="string">
            <text:p>script_do_regional_scan.m</text:p>
          </table:table-cell>
          <table:table-cell office:value-type="string">
            <text:p>neur_regional_scan_n_01</text:p>
          </table:table-cell>
          <table:table-cell table:number-columns-repeated="1021"/>
        </table:table-row>
        <table:table-row table:style-name="ro2">
          <table:table-cell office:value-type="string">
            <text:p>Stimulate a selected cell at multiple locations</text:p>
          </table:table-cell>
          <table:table-cell table:style-name="ce4" office:value-type="string">
            <text:p>script_send_stimuli.m</text:p>
          </table:table-cell>
          <table:table-cell table:style-name="ce4" office:value-type="string">
            <text:p>ntk files</text:p>
          </table:table-cell>
          <table:table-cell table:number-columns-repeated="1021"/>
        </table:table-row>
        <table:table-row table:style-name="ro2">
          <table:table-cell office:value-type="string">
            <text:p>Analyse response of stimulated cell.</text:p>
          </table:table-cell>
          <table:table-cell office:value-type="string">
            <text:p>script_analyze_volt_stimulation.m</text:p>
          </table:table-cell>
          <table:table-cell office:value-type="string">
            <text:p>neur_stim_volt_n_02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0T10:44:11</meta:creation-date>
    <dc:date>2014-01-20T15:21:24</dc:date>
    <meta:editing-duration>PT4H33M17S</meta:editing-duration>
    <meta:editing-cycles>14</meta:editing-cycles>
    <meta:generator>LibreOffice/4.0.4.2$Linux_X86_64 LibreOffice_project/400m0$Build-2</meta:generator>
    <meta:document-statistic meta:table-count="1" meta:cell-count="17" meta:object-count="0"/>
  </office:meta>
</office:document-meta>
</file>